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i>c</mi>
        <mrow>
          <mi>c</mi>
          <mspace width="2em"/>
          <mstyle color="red">
            <mrow>
              <mo stretchy="false">∓</mo>
              <mspace width="2em"/>
            </mrow>
          </mstyle>
          <msub>
            <mi>v</mi>
            <mtext>Q</mtext>
          </msub>
        </mrow>
      </mfrac>
      <mrow>
        <mspace width="2em"/>
        <mo stretchy="false">=</mo>
        <mspace width="2em"/>
      </mrow>
      <mfrac>
        <msub>
          <mi>f</mi>
          <mtext>S</mtext>
        </msub>
        <mrow>
          <mn>1</mn>
          <mspace width="2em"/>
          <mstyle color="red">
            <mrow>
              <mo stretchy="false">∓</mo>
              <mspace width="2em"/>
            </mrow>
          </mstyle>
          <mfrac>
            <msub>
              <mi>v</mi>
              <mtext>Q</mtext>
            </msub>
            <mi>c</mi>
          </mfrac>
        </mrow>
      </mfrac>
    </mrow>
    <annotation encoding="StarMath 5.0">f _"B" ~=~ f _"S" ` c over { c ~color red -+~ v _"Q" } ~=~ f_"S" over { 1 ~color red -+~ v _"Q" over c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18:12:33.281000000</dc:date>
    <meta:editing-duration>PT9M36S</meta:editing-duration>
    <meta:editing-cycles>4</meta:editing-cycles>
    <meta:generator>LibreOffice/4.3.4.1$Windows_x86 LibreOffice_project/bc356b2f991740509f321d70e4512a6a54c5f243</meta:generator>
  </office:meta>
</office:document-meta>
</file>